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P3" style:parent-style-name="Standaard" style:family="paragraph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P6" style:parent-style-name="Standaard" style:list-style-name="LFO5" style:family="paragraph">
      <style:text-properties fo:font-weight="bold" style:font-weight-asian="bold" style:font-weight-complex="bold"/>
    </style:style>
    <style:style style:name="P7" style:parent-style-name="Standaard" style:list-style-name="LFO5" style:family="paragraph">
      <style:text-properties fo:font-weight="bold" style:font-weight-asian="bold" style:font-weight-complex="bold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P9" style:parent-style-name="Standaard" style:family="paragraph">
      <style:text-properties fo:font-weight="bold" style:font-weight-asian="bold" style:font-weight-complex="bold"/>
    </style:style>
    <style:style style:name="P10" style:parent-style-name="Standaard" style:list-style-name="LFO6" style:family="paragraph">
      <style:text-properties fo:font-weight="bold" style:font-weight-asian="bold" style:font-weight-complex="bold"/>
    </style:style>
    <style:style style:name="P11" style:parent-style-name="Standaard" style:list-style-name="LFO6" style:family="paragraph">
      <style:text-properties fo:font-weight="bold" style:font-weight-asian="bold" style:font-weight-complex="bold"/>
    </style:style>
    <style:style style:name="T12" style:parent-style-name="Standaardalinea-lettertype" style:family="text">
      <style:text-properties fo:font-weight="bold" style:font-weight-asian="bold" style:font-weight-complex="bold"/>
    </style:style>
    <style:style style:name="P13" style:parent-style-name="Standaard" style:family="paragraph">
      <style:text-properties fo:font-weight="bold" style:font-weight-asian="bold" style:font-weight-complex="bold"/>
    </style:style>
    <style:style style:name="P14" style:parent-style-name="Standaard" style:list-style-name="LFO7" style:family="paragraph">
      <style:text-properties fo:font-weight="bold" style:font-weight-asian="bold" style:font-weight-complex="bold"/>
    </style:style>
    <style:style style:name="P15" style:parent-style-name="Standaard" style:list-style-name="LFO7" style:family="paragraph">
      <style:text-properties fo:font-weight="bold" style:font-weight-asian="bold" style:font-weight-complex="bold"/>
    </style:style>
    <style:style style:name="T16" style:parent-style-name="Standaardalinea-lettertype" style:family="text">
      <style:text-properties fo:font-weight="bold" style:font-weight-asian="bold" style:font-weight-complex="bold"/>
    </style:style>
    <style:style style:name="P17" style:parent-style-name="Standaard" style:family="paragraph">
      <style:text-properties fo:font-weight="bold" style:font-weight-asian="bold" style:font-weight-complex="bold"/>
    </style:style>
    <style:style style:name="P18" style:parent-style-name="Standaard" style:list-style-name="LFO8" style:family="paragraph">
      <style:text-properties fo:font-weight="bold" style:font-weight-asian="bold" style:font-weight-complex="bold"/>
    </style:style>
    <style:style style:name="P19" style:parent-style-name="Standaard" style:list-style-name="LFO8" style:family="paragraph">
      <style:text-properties fo:font-weight="bold" style:font-weight-asian="bold" style:font-weight-complex="bold"/>
    </style:style>
    <style:style style:name="T20" style:parent-style-name="Standaardalinea-lettertype" style:family="text">
      <style:text-properties fo:font-weight="bold" style:font-weight-asian="bold" style:font-weight-complex="bold"/>
    </style:style>
    <style:style style:name="P21" style:parent-style-name="Standaard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Software Testformulier</text:span></text:p>
      <text:p text:style-name="P3">Naam van de tester: Kevin<text:line-break/>Datum van de test: 12/12/2024<text:line-break/>Naam van het softwareonderdeel: Character Movement</text:p>
      <text:p text:style-name="Standaard"><text:span text:style-name="T4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span></text:p>
      <text:p text:style-name="P5">Beschrijving van de test<text:line-break/>Deze test richt zich op het controleren van de beweging en de animaties van de speler:</text:p>
      <text:list text:style-name="LFO5" text:continue-numbering="true">
        <text:list-item>
          <text:p text:style-name="P6">Beweging: Beweegt de speler in de juiste richting?</text:p>
        </text:list-item>
        <text:list-item>
          <text:p text:style-name="P7">Animaties: Worden de correcte animaties weergegeven bij de bewegingen?</text:p>
        </text:list-item>
      </text:list>
      <text:p text:style-name="Standaard"><text:span text:style-name="T8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span></text:p>
      <text:p text:style-name="P9">Testscenario</text:p>
      <text:list text:style-name="LFO6" text:continue-numbering="true">
        <text:list-item>
          <text:p text:style-name="P10">De speler moet soepel kunnen bewegen in verschillende richtingen.</text:p>
        </text:list-item>
        <text:list-item>
          <text:p text:style-name="P11">De juiste animaties moeten worden afgespeeld voor elke richting.</text:p>
        </text:list-item>
      </text:list>
      <text:p text:style-name="Standaard"><text:span text:style-name="T12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span></text:p>
      <text:p text:style-name="P13">Verwachte output</text:p>
      <text:list text:style-name="LFO7" text:continue-numbering="true">
        <text:list-item>
          <text:p text:style-name="P14">De speler kan zich naar links, rechts en boven bewegen met respectievelijk de toetsen A, D en SPACE.</text:p>
        </text:list-item>
        <text:list-item>
          <text:p text:style-name="P15">De animaties moeten correct worden weergegeven voor de bewegingen naar links, rechts en omhoog.</text:p>
        </text:list-item>
      </text:list>
      <text:p text:style-name="Standaard"><text:span text:style-name="T16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span></text:p>
      <text:p text:style-name="P17">Werkelijke output</text:p>
      <text:list text:style-name="LFO8" text:continue-numbering="true">
        <text:list-item>
          <text:p text:style-name="P18">De speler kan zich zonder problemen naar links, rechts en boven bewegen met de toetsen A, D en SPACE.</text:p>
        </text:list-item>
        <text:list-item>
          <text:p text:style-name="P19">De juiste animaties worden correct afgespeeld voor bewegingen naar links, rechts en omhoog. Er zijn geen glitches of vertragingen in de animatieovergangen.</text:p>
        </text:list-item>
      </text:list>
      <text:p text:style-name="Standaard"><text:span text:style-name="T20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span></text:p>
      <text:p text:style-name="P21">Teststatus<text:line-break/>Geslaagd!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vin Van hal</meta:initial-creator>
    <dc:creator>Kevin Van hal</dc:creator>
    <meta:creation-date>2025-01-31T10:52:00Z</meta:creation-date>
    <dc:date>2025-01-31T10:52:00Z</dc:date>
    <meta:template xlink:href="Normal" xlink:type="simple"/>
    <meta:editing-cycles>2</meta:editing-cycles>
    <meta:editing-duration>PT60S</meta:editing-duration>
    <meta:document-statistic meta:page-count="1" meta:paragraph-count="2" meta:word-count="158" meta:character-count="1028" meta:row-count="7" meta:non-whitespace-character-count="872"/>
  </office:meta>
</office:document-meta>
</file>